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3.1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51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 style:data-style-name="N151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51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084f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 style:data-style-name="N151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51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ce5"/>
        <table:table-column table:style-name="co2" table:default-cell-style-name="ce5"/>
        <table:table-column table:style-name="co5" table:default-cell-style-name="ce6"/>
        <table:table-column table:style-name="co4" table:default-cell-style-name="ce5"/>
        <table:table-column table:style-name="co1" table:default-cell-style-name="ce8"/>
        <table:table-column table:style-name="co2" table:default-cell-style-name="ce8"/>
        <table:table-column table:style-name="co5" table:default-cell-style-name="ce9"/>
        <table:table-column table:style-name="co4" table:default-cell-style-name="ce8"/>
        <table:table-column table:style-name="co1" table:default-cell-style-name="ce4"/>
        <table:table-column table:style-name="co2" table:default-cell-style-name="ce4"/>
        <table:table-column table:style-name="co5" table:default-cell-style-name="ce11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5" table:default-cell-style-name="ce14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number-columns-repeated="16362" table:default-cell-style-name="Default"/>
        <table:table-row table:style-name="ro1">
          <table:table-cell table:style-name="ce1" office:value-type="string" calcext:value-type="string">
            <text:p>Platz</text:p>
          </table:table-cell>
          <table:table-cell table:style-name="ce1" office:value-type="string" calcext:value-type="string">
            <text:p>Ak1(5-8 Jahre)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Bahn</text:p>
          </table:table-cell>
          <table:table-cell table:style-name="ce4" office:value-type="string" calcext:value-type="string">
            <text:p>Platz</text:p>
          </table:table-cell>
          <table:table-cell table:style-name="ce4" office:value-type="string" calcext:value-type="string">
            <text:p>Ak2(9-12 Jahre)</text:p>
          </table:table-cell>
          <table:table-cell table:style-name="ce4" office:value-type="string" calcext:value-type="string">
            <text:p>Zeit</text:p>
          </table:table-cell>
          <table:table-cell table:style-name="ce4" office:value-type="string" calcext:value-type="string">
            <text:p>Bahn</text:p>
          </table:table-cell>
          <table:table-cell table:style-name="ce7" office:value-type="string" calcext:value-type="string">
            <text:p>Platz</text:p>
          </table:table-cell>
          <table:table-cell table:style-name="ce7" office:value-type="string" calcext:value-type="string">
            <text:p>Ak3(13-17 Jahre)</text:p>
          </table:table-cell>
          <table:table-cell table:style-name="ce7" office:value-type="string" calcext:value-type="string">
            <text:p>Zeit</text:p>
          </table:table-cell>
          <table:table-cell table:style-name="ce7" office:value-type="string" calcext:value-type="string">
            <text:p>Bahn</text:p>
          </table:table-cell>
          <table:table-cell table:style-name="ce10" office:value-type="string" calcext:value-type="string">
            <text:p>Platz</text:p>
          </table:table-cell>
          <table:table-cell table:style-name="ce10" office:value-type="string" calcext:value-type="string">
            <text:p>Ak4(18+ Jahre)</text:p>
          </table:table-cell>
          <table:table-cell table:style-name="ce10" office:value-type="string" calcext:value-type="string">
            <text:p>Zeit</text:p>
          </table:table-cell>
          <table:table-cell table:style-name="ce10" office:value-type="string" calcext:value-type="string">
            <text:p>Bahn</text:p>
          </table:table-cell>
          <table:table-cell table:style-name="ce12" office:value-type="string" calcext:value-type="string">
            <text:p>Platz</text:p>
          </table:table-cell>
          <table:table-cell table:style-name="ce12" office:value-type="string" calcext:value-type="string">
            <text:p>Ak1 Mitarbeiter</text:p>
          </table:table-cell>
          <table:table-cell table:style-name="ce12" office:value-type="string" calcext:value-type="string">
            <text:p>Zeit</text:p>
          </table:table-cell>
          <table:table-cell table:style-name="ce12" office:value-type="string" calcext:value-type="string">
            <text:p>Bahn</text:p>
          </table:table-cell>
          <table:table-cell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6.247" calcext:value-type="float">
            <text:p>16,24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3.526" calcext:value-type="float">
            <text:p>13,52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an Atz</text:p>
          </table:table-cell>
          <table:table-cell office:value-type="float" office:value="14.237" calcext:value-type="float">
            <text:p>14,237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14.256" calcext:value-type="float">
            <text:p>14,25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47.26" calcext:value-type="float">
            <text:p>47,26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Hardwig</text:p>
          </table:table-cell>
          <table:table-cell office:value-type="float" office:value="23.526" calcext:value-type="float">
            <text:p>23,52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Hardwig</text:p>
          </table:table-cell>
          <table:table-cell office:value-type="float" office:value="71.582" calcext:value-type="float">
            <text:p>71,582</text:p>
          </table:table-cell>
          <table:table-cell office:value-type="string" calcext:value-type="string">
            <text:p>A</text:p>
          </table:table-cell>
          <table:table-cell table:number-columns-repeated="163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15.265" calcext:value-type="float">
            <text:p>15,26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30.805" calcext:value-type="float">
            <text:p>30,80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14.986" calcext:value-type="float">
            <text:p>14,98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83.288" calcext:value-type="float">
            <text:p>83,28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on Schäfer</text:p>
          </table:table-cell>
          <table:table-cell office:value-type="float" office:value="32.815" calcext:value-type="float">
            <text:p>32,815</text:p>
          </table:table-cell>
          <table:table-cell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4.265" calcext:value-type="float">
            <text:p>14,26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38.084" calcext:value-type="float">
            <text:p>38,08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5.716" calcext:value-type="float">
            <text:p>15,7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119.316" calcext:value-type="float">
            <text:p>119,3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k Chawawczak</text:p>
          </table:table-cell>
          <table:table-cell office:value-type="float" office:value="42.104" calcext:value-type="float">
            <text:p>42,104</text:p>
          </table:table-cell>
          <table:table-cell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2.698" calcext:value-type="float">
            <text:p>12,69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45.363" calcext:value-type="float">
            <text:p>45,36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6.446" calcext:value-type="float">
            <text:p>16,44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155.344" calcext:value-type="float">
            <text:p>155,34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 Erl</text:p>
          </table:table-cell>
          <table:table-cell office:value-type="float" office:value="51.393" calcext:value-type="float">
            <text:p>51,393</text:p>
          </table:table-cell>
          <table:table-cell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3.369" calcext:value-type="float">
            <text:p>13,36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52.642" calcext:value-type="float">
            <text:p>52,64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7.176" calcext:value-type="float">
            <text:p>17,17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191.372" calcext:value-type="float">
            <text:p>191,37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en Akbaba</text:p>
          </table:table-cell>
          <table:table-cell office:value-type="float" office:value="60.682" calcext:value-type="float">
            <text:p>60,682</text:p>
          </table:table-cell>
          <table:table-cell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mon Schäfer</text:p>
          </table:table-cell>
          <table:table-cell office:value-type="float" office:value="14.865" calcext:value-type="float">
            <text:p>14,86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 Gernhard</text:p>
          </table:table-cell>
          <table:table-cell office:value-type="float" office:value="53.768" calcext:value-type="float">
            <text:p>53,768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klas Hardwig</text:p>
          </table:table-cell>
          <table:table-cell office:value-type="float" office:value="18.68" calcext:value-type="float">
            <text:p>18,68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bian Atz</text:p>
          </table:table-cell>
          <table:table-cell office:value-type="float" office:value="194.45" calcext:value-type="float">
            <text:p>194,450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 Gernhard</text:p>
          </table:table-cell>
          <table:table-cell office:value-type="float" office:value="70.582" calcext:value-type="float">
            <text:p>70,582</text:p>
          </table:table-cell>
          <table:table-cell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NCATENATE([.V3]; &quot; &quot;;[.W3])" office:value-type="string" office:string-value="Niklas Hardwig" calcext:value-type="string">
            <text:p>Niklas Hardwi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[.V3]; &quot; &quot;;[.W3])" office:value-type="string" office:string-value="Niklas Hardwig" calcext:value-type="string">
            <text:p>Niklas Hardwig</text:p>
          </table:table-cell>
          <table:table-cell office:value-type="float" office:value="19" calcext:value-type="float">
            <text:p>19,00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CONCATENATE([.V3]; &quot; &quot;;[.W3])" office:value-type="string" office:string-value="Niklas Hardwig" calcext:value-type="string">
            <text:p>Niklas Hardwig</text:p>
          </table:table-cell>
          <table:table-cell office:value-type="float" office:value="165.5" calcext:value-type="float">
            <text:p>165,50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CONCATENATE([.V3]; &quot; &quot;;[.W3])" office:value-type="string" office:string-value="Niklas Hardwig" calcext:value-type="string">
            <text:p>Niklas Hardwig</text:p>
          </table:table-cell>
          <table:table-cell table:formula="of:=[.X3]" office:value-type="float" office:value="71.582" calcext:value-type="float">
            <text:p>71,582</text:p>
          </table:table-cell>
          <table:table-cell table:formula="of:=[.Y3]" office:value-type="string" office:string-value="A" calcext:value-type="string">
            <text:p>A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NCATENATE([.V4]; &quot; &quot;;[.W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V4]; &quot; &quot;;[.W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V4]; &quot; &quot;;[.W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[.V4]; &quot; &quot;;[.W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NCATENATE([.V5]; &quot; &quot;;[.W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V5]; &quot; &quot;;[.W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V5]; &quot; &quot;;[.W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[.V5]; &quot; &quot;;[.W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NCATENATE([.V6]; &quot; &quot;;[.W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V6]; &quot; &quot;;[.W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V6]; &quot; &quot;;[.W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NCATENATE([.V6]; &quot; &quot;;[.W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NCATENATE([.V7]; &quot; &quot;;[.W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V7]; &quot; &quot;;[.W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V7]; &quot; &quot;;[.W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NCATENATE([.V7]; &quot; &quot;;[.W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NCATENATE([.V8]; &quot; &quot;;[.W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V8]; &quot; &quot;;[.W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V8]; &quot; &quot;;[.W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[.V8]; &quot; &quot;;[.W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NCATENATE([.V9]; &quot; &quot;;[.W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V9]; &quot; &quot;;[.W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V9]; &quot; &quot;;[.W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[.V9]; &quot; &quot;;[.W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NCATENATE([.V10]; &quot; &quot;;[.W1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V10]; &quot; &quot;;[.W1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V10]; &quot; &quot;;[.W1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[.V10]; &quot; &quot;;[.W1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NCATENATE([.V11]; &quot; &quot;;[.W1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V11]; &quot; &quot;;[.W1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V11]; &quot; &quot;;[.W1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[.V11]; &quot; &quot;;[.W1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NCATENATE([.V12]; &quot; &quot;;[.W1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V12]; &quot; &quot;;[.W1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V12]; &quot; &quot;;[.W1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[.V12]; &quot; &quot;;[.W1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NCATENATE([.V13]; &quot; &quot;;[.W1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V13]; &quot; &quot;;[.W1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V13]; &quot; &quot;;[.W1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NCATENATE([.V13]; &quot; &quot;;[.W1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NCATENATE([.V14]; &quot; &quot;;[.W1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V14]; &quot; &quot;;[.W1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V14]; &quot; &quot;;[.W1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[.V14]; &quot; &quot;;[.W1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NCATENATE([.V15]; &quot; &quot;;[.W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V15]; &quot; &quot;;[.W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V15]; &quot; &quot;;[.W1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NCATENATE([.V15]; &quot; &quot;;[.W15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NCATENATE([.V16]; &quot; &quot;;[.W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V16]; &quot; &quot;;[.W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V16]; &quot; &quot;;[.W16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[.V16]; &quot; &quot;;[.W16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NCATENATE([.V17]; &quot; &quot;;[.W1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V17]; &quot; &quot;;[.W1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V17]; &quot; &quot;;[.W17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[.V17]; &quot; &quot;;[.W17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NCATENATE([.V18]; &quot; &quot;;[.W1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V18]; &quot; &quot;;[.W1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V18]; &quot; &quot;;[.W18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[.V18]; &quot; &quot;;[.W18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NCATENATE([.V19]; &quot; &quot;;[.W1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V19]; &quot; &quot;;[.W1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V19]; &quot; &quot;;[.W19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[.V19]; &quot; &quot;;[.W19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NCATENATE([.V20]; &quot; &quot;;[.W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V20]; &quot; &quot;;[.W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V20]; &quot; &quot;;[.W20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[.V20]; &quot; &quot;;[.W20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NCATENATE([.V21]; &quot; &quot;;[.W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V21]; &quot; &quot;;[.W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V21]; &quot; &quot;;[.W21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NCATENATE([.V21]; &quot; &quot;;[.W21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NCATENATE([.V22]; &quot; &quot;;[.W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V22]; &quot; &quot;;[.W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V22]; &quot; &quot;;[.W22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[.V22]; &quot; &quot;;[.W22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NCATENATE([.V23]; &quot; &quot;;[.W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V23]; &quot; &quot;;[.W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V23]; &quot; &quot;;[.W23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NCATENATE([.V23]; &quot; &quot;;[.W23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NCATENATE([.V24]; &quot; &quot;;[.W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V24]; &quot; &quot;;[.W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V24]; &quot; &quot;;[.W24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[.V24]; &quot; &quot;;[.W24])" office:value-type="string" office:string-value=" " calcext:value-type="string">
            <text:p><text:s/></text:p>
          </table:table-cell>
          <table:table-cell table:number-columns-repeated="1636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NCATENATE([.V25]; &quot; &quot;;[.W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V25]; &quot; &quot;;[.W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V25]; &quot; &quot;;[.W25])" office:value-type="string" office:string-value=" " calcext:value-type="string">
            <text:p><text:s/>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[.V25]; &quot; &quot;;[.W25])" office:value-type="string" office:string-value=" " calcext:value-type="string">
            <text:p><text:s/>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 style:data-style-name="N2" text:time-value="12:58:55.87979860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an Atz</meta:initial-creator>
    <meta:creation-date>2024-10-17T19:53:12</meta:creation-date>
    <dc:date>2024-10-18T13:53:20.211104905</dc:date>
    <meta:editing-duration>PT4H21M20S</meta:editing-duration>
    <meta:generator>LibreOffice/24.2.6.2$Linux_X86_64 LibreOffice_project/420$Build-2</meta:generator>
    <meta:editing-cycles>14</meta:editing-cycles>
    <meta:document-statistic meta:table-count="1" meta:cell-count="377" meta:object-count="0"/>
    <meta:user-defined meta:name="AppVersion">16.0300</meta:user-defined>
  </office:meta>
</office:document-meta>
</file>